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791in"/>
    </style:style>
    <style:style style:name="co2" style:family="table-column">
      <style:table-column-properties fo:break-before="auto" style:column-width="1.5957in"/>
    </style:style>
    <style:style style:name="co3" style:family="table-column">
      <style:table-column-properties fo:break-before="auto" style:column-width="1.8in"/>
    </style:style>
    <style:style style:name="co4" style:family="table-column">
      <style:table-column-properties fo:break-before="auto" style:column-width="1.2835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0.486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Library</text:p>
          </table:table-cell>
          <table:table-cell table:style-name="ce1" office:value-type="string">
            <text:p>Sheet</text:p>
          </table:table-cell>
        </table:table-row>
        <table:table-row table:style-name="ro1">
          <table:table-cell office:value-type="string">
            <text:p>R102</text:p>
          </table:table-cell>
          <table:table-cell table:style-name="ce2" office:value-type="string">
            <text:p>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4</text:p>
          </table:table-cell>
          <table:table-cell table:style-name="ce2" office:value-type="string">
            <text:p>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15</text:p>
          </table:table-cell>
          <table:table-cell table:style-name="ce2" office:value-type="string">
            <text:p>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113</text:p>
          </table:table-cell>
          <table:table-cell table:style-name="ce2" office:value-type="string">
            <text:p>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114</text:p>
          </table:table-cell>
          <table:table-cell table:style-name="ce2" office:value-type="string">
            <text:p>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1</text:p>
          </table:table-cell>
          <table:table-cell table:style-name="ce2" office:value-type="string">
            <text:p>0528520870</text:p>
          </table:table-cell>
          <table:table-cell table:style-name="ce2" office:value-type="string">
            <text:p>0528520870</text:p>
          </table:table-cell>
          <table:table-cell table:style-name="ce2" office:value-type="string">
            <text:p>0528520870</text:p>
          </table:table-cell>
          <table:table-cell office:value-type="string">
            <text:p>con-robocu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13</text:p>
          </table:table-cell>
          <table:table-cell table:number-columns-repeated="3" office:value-type="string">
            <text:p>0896BM15A0001</text:p>
          </table:table-cell>
          <table:table-cell office:value-type="string">
            <text:p>rad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.5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94</text:p>
          </table:table-cell>
          <table:table-cell office:value-type="string">
            <text:p>1.5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1.5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18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9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22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23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26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27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30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31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34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35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38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39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42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43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46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47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50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51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54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55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58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59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62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63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66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67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70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71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74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75</text:p>
          </table:table-cell>
          <table:table-cell table:style-name="ce2" office:value-type="string">
            <text:p>1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40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41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44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45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48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49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52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53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56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57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60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61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64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65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68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69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72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73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76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77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82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96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97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116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84</text:p>
          </table:table-cell>
          <table:table-cell office:value-type="string">
            <text:p>10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53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54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27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28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29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30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32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33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35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36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37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38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39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77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79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46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47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48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49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50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51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56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60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67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68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71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52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55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57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58</text:p>
          </table:table-cell>
          <table:table-cell office:value-type="string">
            <text:p>10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p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42</text:p>
          </table:table-cell>
          <table:table-cell office:value-type="string">
            <text:p>100uF 25V</text:p>
          </table:table-cell>
          <table:table-cell office:value-type="string">
            <text:p>CPOL-US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1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43</text:p>
          </table:table-cell>
          <table:table-cell office:value-type="string">
            <text:p>1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150 1/8W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18.432MHz</text:p>
          </table:table-cell>
          <table:table-cell office:value-type="string">
            <text:p>OSC</text:p>
          </table:table-cell>
          <table:table-cell office:value-type="string">
            <text:p>XTAL_LCC</text:p>
          </table:table-cell>
          <table:table-cell office:value-type="string">
            <text:p>oscilla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u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31</text:p>
          </table:table-cell>
          <table:table-cell office:value-type="string">
            <text:p>1u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34</text:p>
          </table:table-cell>
          <table:table-cell office:value-type="string">
            <text:p>1u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41</text:p>
          </table:table-cell>
          <table:table-cell office:value-type="string">
            <text:p>1uF 35V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2.2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59</text:p>
          </table:table-cell>
          <table:table-cell office:value-type="string">
            <text:p>2.2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3</text:p>
          </table:table-cell>
          <table:table-cell table:style-name="ce2" office:value-type="string">
            <text:p>220</text:p>
          </table:table-cell>
          <table:table-cell office:value-type="string">
            <text:p>RA-41206</text:p>
          </table:table-cell>
          <table:table-cell office:value-type="string">
            <text:p>RA_4_1206</text:p>
          </table:table-cell>
          <table:table-cell office:value-type="string">
            <text:p>resistor-arr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4</text:p>
          </table:table-cell>
          <table:table-cell table:style-name="ce2" office:value-type="string">
            <text:p>220</text:p>
          </table:table-cell>
          <table:table-cell office:value-type="string">
            <text:p>RA-41206</text:p>
          </table:table-cell>
          <table:table-cell office:value-type="string">
            <text:p>RA_4_1206</text:p>
          </table:table-cell>
          <table:table-cell office:value-type="string">
            <text:p>resistor-arr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0</text:p>
          </table:table-cell>
          <table:table-cell table:style-name="ce2" office:value-type="string">
            <text:p>22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3</text:p>
          </table:table-cell>
          <table:table-cell table:style-name="ce2" office:value-type="string">
            <text:p>22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03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04</text:p>
          </table:table-cell>
          <table:table-cell table:style-name="ce2" office:value-type="string">
            <text:p>220</text:p>
          </table:table-cell>
          <table:table-cell office:value-type="string">
            <text:p>RA-41206</text:p>
          </table:table-cell>
          <table:table-cell office:value-type="string">
            <text:p>RA_4_1206</text:p>
          </table:table-cell>
          <table:table-cell office:value-type="string">
            <text:p>resistor-arr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6</text:p>
          </table:table-cell>
          <table:table-cell table:style-name="ce2" office:value-type="string">
            <text:p>220</text:p>
          </table:table-cell>
          <table:table-cell office:value-type="string">
            <text:p>RA-41206</text:p>
          </table:table-cell>
          <table:table-cell office:value-type="string">
            <text:p>RA_4_12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85</text:p>
          </table:table-cell>
          <table:table-cell table:style-name="ce2" office:value-type="string">
            <text:p>220</text:p>
          </table:table-cell>
          <table:table-cell office:value-type="string">
            <text:p>RA-41206</text:p>
          </table:table-cell>
          <table:table-cell office:value-type="string">
            <text:p>RA_4_12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86</text:p>
          </table:table-cell>
          <table:table-cell table:style-name="ce2" office:value-type="string">
            <text:p>220</text:p>
          </table:table-cell>
          <table:table-cell office:value-type="string">
            <text:p>RA-41206</text:p>
          </table:table-cell>
          <table:table-cell office:value-type="string">
            <text:p>RA_4_12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87</text:p>
          </table:table-cell>
          <table:table-cell table:style-name="ce2" office:value-type="string">
            <text:p>220</text:p>
          </table:table-cell>
          <table:table-cell office:value-type="string">
            <text:p>RA-41206</text:p>
          </table:table-cell>
          <table:table-cell office:value-type="string">
            <text:p>RA_4_12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88</text:p>
          </table:table-cell>
          <table:table-cell table:style-name="ce2" office:value-type="string">
            <text:p>220</text:p>
          </table:table-cell>
          <table:table-cell office:value-type="string">
            <text:p>RA-41206</text:p>
          </table:table-cell>
          <table:table-cell office:value-type="string">
            <text:p>RA_4_12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17</text:p>
          </table:table-cell>
          <table:table-cell table:style-name="ce2" office:value-type="string">
            <text:p>220</text:p>
          </table:table-cell>
          <table:table-cell office:value-type="string">
            <text:p>RA-41206</text:p>
          </table:table-cell>
          <table:table-cell office:value-type="string">
            <text:p>RA_4_12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18</text:p>
          </table:table-cell>
          <table:table-cell table:style-name="ce2" office:value-type="string">
            <text:p>220</text:p>
          </table:table-cell>
          <table:table-cell office:value-type="string">
            <text:p>RA-41206</text:p>
          </table:table-cell>
          <table:table-cell office:value-type="string">
            <text:p>RA_4_12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19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20</text:p>
          </table:table-cell>
          <table:table-cell table:style-name="ce2" office:value-type="string">
            <text:p>220</text:p>
          </table:table-cell>
          <table:table-cell office:value-type="string">
            <text:p>RA-41206</text:p>
          </table:table-cell>
          <table:table-cell office:value-type="string">
            <text:p>RA_4_12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22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23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24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25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28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29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30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31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</text:p>
          </table:table-cell>
          <table:table-cell table:style-name="ce2" office:value-type="string">
            <text:p>220</text:p>
          </table:table-cell>
          <table:table-cell office:value-type="string">
            <text:p>RA-41206</text:p>
          </table:table-cell>
          <table:table-cell office:value-type="string">
            <text:p>RA_4_1206</text:p>
          </table:table-cell>
          <table:table-cell office:value-type="string">
            <text:p>resistor-arra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79</text:p>
          </table:table-cell>
          <table:table-cell table:style-name="ce2" office:value-type="string">
            <text:p>22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107</text:p>
          </table:table-cell>
          <table:table-cell table:style-name="ce2" office:value-type="string">
            <text:p>220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89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90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91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92</text:p>
          </table:table-cell>
          <table:table-cell table:style-name="ce2" office:value-type="string">
            <text:p>220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22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44</text:p>
          </table:table-cell>
          <table:table-cell office:value-type="string">
            <text:p>22uF 6.3V</text:p>
          </table:table-cell>
          <table:table-cell office:value-type="string">
            <text:p>C-USC1206</text:p>
          </table:table-cell>
          <table:table-cell office:value-type="string">
            <text:p>C1206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93</text:p>
          </table:table-cell>
          <table:table-cell table:style-name="ce2" office:value-type="string">
            <text:p>27</text:p>
          </table:table-cell>
          <table:table-cell office:value-type="string">
            <text:p>RA-20606</text:p>
          </table:table-cell>
          <table:table-cell office:value-type="string">
            <text:p>RA_2_0606</text:p>
          </table:table-cell>
          <table:table-cell office:value-type="string">
            <text:p>resistor-arra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27p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27p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3</text:p>
          </table:table-cell>
          <table:table-cell table:number-columns-repeated="2" office:value-type="string">
            <text:p>2MM-2H</text:p>
          </table:table-cell>
          <table:table-cell office:value-type="string">
            <text:p>2MM-2-H</text:p>
          </table:table-cell>
          <table:table-cell office:value-type="string">
            <text:p>2m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9</text:p>
          </table:table-cell>
          <table:table-cell table:number-columns-repeated="2" office:value-type="string">
            <text:p>2MM-3H</text:p>
          </table:table-cell>
          <table:table-cell office:value-type="string">
            <text:p>2MM-3-H</text:p>
          </table:table-cell>
          <table:table-cell office:value-type="string">
            <text:p>2m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13</text:p>
          </table:table-cell>
          <table:table-cell table:number-columns-repeated="2" office:value-type="string">
            <text:p>2MM-4H</text:p>
          </table:table-cell>
          <table:table-cell office:value-type="string">
            <text:p>2MM-4-H</text:p>
          </table:table-cell>
          <table:table-cell office:value-type="string">
            <text:p>2mm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J14</text:p>
          </table:table-cell>
          <table:table-cell table:number-columns-repeated="2" office:value-type="string">
            <text:p>2MM-4H</text:p>
          </table:table-cell>
          <table:table-cell office:value-type="string">
            <text:p>2MM-4-H</text:p>
          </table:table-cell>
          <table:table-cell office:value-type="string">
            <text:p>2mm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J15</text:p>
          </table:table-cell>
          <table:table-cell table:number-columns-repeated="2" office:value-type="string">
            <text:p>2MM-4H</text:p>
          </table:table-cell>
          <table:table-cell office:value-type="string">
            <text:p>2MM-4-H</text:p>
          </table:table-cell>
          <table:table-cell office:value-type="string">
            <text:p>2mm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J16</text:p>
          </table:table-cell>
          <table:table-cell table:number-columns-repeated="2" office:value-type="string">
            <text:p>2MM-4H</text:p>
          </table:table-cell>
          <table:table-cell office:value-type="string">
            <text:p>2MM-4-H</text:p>
          </table:table-cell>
          <table:table-cell office:value-type="string">
            <text:p>2mm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J12</text:p>
          </table:table-cell>
          <table:table-cell table:number-columns-repeated="2" office:value-type="string">
            <text:p>2MM-4V</text:p>
          </table:table-cell>
          <table:table-cell office:value-type="string">
            <text:p>2MM-4-V</text:p>
          </table:table-cell>
          <table:table-cell office:value-type="string">
            <text:p>2m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20</text:p>
          </table:table-cell>
          <table:table-cell table:number-columns-repeated="2" office:value-type="string">
            <text:p>2MM-5V</text:p>
          </table:table-cell>
          <table:table-cell office:value-type="string">
            <text:p>2MM-5-V</text:p>
          </table:table-cell>
          <table:table-cell office:value-type="string">
            <text:p>2m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10</text:p>
          </table:table-cell>
          <table:table-cell table:number-columns-repeated="2" office:value-type="string">
            <text:p>2MM-6H</text:p>
          </table:table-cell>
          <table:table-cell office:value-type="string">
            <text:p>2MM-6-H</text:p>
          </table:table-cell>
          <table:table-cell office:value-type="string">
            <text:p>2m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17</text:p>
          </table:table-cell>
          <table:table-cell table:number-columns-repeated="2" office:value-type="string">
            <text:p>2MM-8H</text:p>
          </table:table-cell>
          <table:table-cell office:value-type="string">
            <text:p>2MM-8-H</text:p>
          </table:table-cell>
          <table:table-cell office:value-type="string">
            <text:p>2m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2x BK6011</text:p>
          </table:table-cell>
          <table:table-cell office:value-type="string">
            <text:p>FUSE_AUTO</text:p>
          </table:table-cell>
          <table:table-cell office:value-type="string">
            <text:p>FUSE_MINI_ATC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33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33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33p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470uF 25V</text:p>
          </table:table-cell>
          <table:table-cell office:value-type="string">
            <text:p>CPOL-USG</text:p>
          </table:table-cell>
          <table:table-cell office:value-type="string">
            <text:p>PANASONIC_G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470uF 25V</text:p>
          </table:table-cell>
          <table:table-cell office:value-type="string">
            <text:p>CPOL-USG</text:p>
          </table:table-cell>
          <table:table-cell office:value-type="string">
            <text:p>PANASONIC_G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470uF 25V</text:p>
          </table:table-cell>
          <table:table-cell office:value-type="string">
            <text:p>CPOL-USG</text:p>
          </table:table-cell>
          <table:table-cell office:value-type="string">
            <text:p>PANASONIC_G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470uF 25V</text:p>
          </table:table-cell>
          <table:table-cell office:value-type="string">
            <text:p>CPOL-USG</text:p>
          </table:table-cell>
          <table:table-cell office:value-type="string">
            <text:p>PANASONIC_G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470uF 25V</text:p>
          </table:table-cell>
          <table:table-cell office:value-type="string">
            <text:p>CPOL-USG</text:p>
          </table:table-cell>
          <table:table-cell office:value-type="string">
            <text:p>PANASONIC_G</text:p>
          </table:table-cell>
          <table:table-cell office:value-type="string">
            <text:p>r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78</text:p>
          </table:table-cell>
          <table:table-cell office:value-type="string">
            <text:p>5.6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40</text:p>
          </table:table-cell>
          <table:table-cell office:value-type="string">
            <text:p>500R07S1R8BV4T</text:p>
          </table:table-cell>
          <table:table-cell office:value-type="string">
            <text:p>C-USC0402</text:p>
          </table:table-cell>
          <table:table-cell office:value-type="string">
            <text:p>C0402</text:p>
          </table:table-cell>
          <table:table-cell office:value-type="string">
            <text:p>r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83</text:p>
          </table:table-cell>
          <table:table-cell office:value-type="string">
            <text:p>52.3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564-0100-132F</text:p>
          </table:table-cell>
          <table:table-cell office:value-type="string">
            <text:p>LED-ARRAY-3-564</text:p>
          </table:table-cell>
          <table:table-cell office:value-type="string">
            <text:p>DIALIGHT-564</text:p>
          </table:table-cell>
          <table:table-cell office:value-type="string">
            <text:p>led-arra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564-0100-132F</text:p>
          </table:table-cell>
          <table:table-cell office:value-type="string">
            <text:p>LED-ARRAY-3-564</text:p>
          </table:table-cell>
          <table:table-cell office:value-type="string">
            <text:p>DIALIGHT-564</text:p>
          </table:table-cell>
          <table:table-cell office:value-type="string">
            <text:p>led-arra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95</text:p>
          </table:table-cell>
          <table:table-cell office:value-type="string">
            <text:p>56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X2</text:p>
          </table:table-cell>
          <table:table-cell office:value-type="string">
            <text:p>644-1055-1-ND</text:p>
          </table:table-cell>
          <table:table-cell table:number-columns-repeated="2" office:value-type="string">
            <text:p>XTAL-3.2X2.5</text:p>
          </table:table-cell>
          <table:table-cell office:value-type="string">
            <text:p>rad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81</text:p>
          </table:table-cell>
          <table:table-cell office:value-type="string">
            <text:p>68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5</text:p>
          </table:table-cell>
          <table:table-cell office:value-type="string">
            <text:p>94HBB16RAT</text:p>
          </table:table-cell>
          <table:table-cell table:number-columns-repeated="2" office:value-type="string">
            <text:p>HEX-RA-2C</text:p>
          </table:table-cell>
          <table:table-cell office:value-type="string">
            <text:p>switch-roboc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7</text:p>
          </table:table-cell>
          <table:table-cell office:value-type="string">
            <text:p>AT91SAM7S256</text:p>
          </table:table-cell>
          <table:table-cell office:value-type="string">
            <text:p>AT91SAM7XXX_64QFP64</text:p>
          </table:table-cell>
          <table:table-cell office:value-type="string">
            <text:p>SQFP-S-10X10-64</text:p>
          </table:table-cell>
          <table:table-cell office:value-type="string">
            <text:p>at91sam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BAS16H</text:p>
          </table:table-cell>
          <table:table-cell office:value-type="string">
            <text:p>DIODE-SOD323-W</text:p>
          </table:table-cell>
          <table:table-cell office:value-type="string">
            <text:p>SOD323-W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10</text:p>
          </table:table-cell>
          <table:table-cell table:number-columns-repeated="2" office:value-type="string">
            <text:p>CC1101</text:p>
          </table:table-cell>
          <table:table-cell office:value-type="string">
            <text:p>QLP20</text:p>
          </table:table-cell>
          <table:table-cell office:value-type="string">
            <text:p>rad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33</text:p>
          </table:table-cell>
          <table:table-cell office:value-type="string">
            <text:p>FDV304P</text:p>
          </table:table-cell>
          <table:table-cell office:value-type="string">
            <text:p>PMOSSOT23</text:p>
          </table:table-cell>
          <table:table-cell office:value-type="string">
            <text:p>SOT-23</text:p>
          </table:table-cell>
          <table:table-cell office:value-type="string">
            <text:p>zetex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5</text:p>
          </table:table-cell>
          <table:table-cell office:value-type="string">
            <text:p>HZ0603B102R-10</text:p>
          </table:table-cell>
          <table:table-cell office:value-type="string">
            <text:p>L-US0603</text:p>
          </table:table-cell>
          <table:table-cell office:value-type="string">
            <text:p>C0603</text:p>
          </table:table-cell>
          <table:table-cell office:value-type="string">
            <text:p>rad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2</text:p>
          </table:table-cell>
          <table:table-cell office:value-type="string">
            <text:p>HZ0603B102R-10</text:p>
          </table:table-cell>
          <table:table-cell office:value-type="string">
            <text:p>L-US0603</text:p>
          </table:table-cell>
          <table:table-cell office:value-type="string">
            <text:p>C0603</text:p>
          </table:table-cell>
          <table:table-cell office:value-type="string">
            <text:p>radi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3</text:p>
          </table:table-cell>
          <table:table-cell office:value-type="string">
            <text:p>HZ0603B102R-10</text:p>
          </table:table-cell>
          <table:table-cell office:value-type="string">
            <text:p>L-US0603</text:p>
          </table:table-cell>
          <table:table-cell office:value-type="string">
            <text:p>C0603</text:p>
          </table:table-cell>
          <table:table-cell office:value-type="string">
            <text:p>radi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U19</text:p>
          </table:table-cell>
          <table:table-cell table:number-columns-repeated="3" office:value-type="string">
            <text:p>IMU3000</text:p>
          </table:table-cell>
          <table:table-cell office:value-type="string">
            <text:p>inertial-sensor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12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14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16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18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20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22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24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26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28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30</text:p>
          </table:table-cell>
          <table:table-cell office:value-type="string">
            <text:p>IRF8734TRPBF</text:p>
          </table:table-cell>
          <table:table-cell office:value-type="string">
            <text:p>NTMS4503N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13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15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17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19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21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23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25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27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29</text:p>
          </table:table-cell>
          <table:table-cell office:value-type="string">
            <text:p>IRF9310TRPBF</text:p>
          </table:table-cell>
          <table:table-cell office:value-type="string">
            <text:p>NTMS10P02R2</text:p>
          </table:table-cell>
          <table:table-cell office:value-type="string">
            <text:p>SO8</text:p>
          </table:table-cell>
          <table:table-cell office:value-type="string">
            <text:p>ons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11</text:p>
          </table:table-cell>
          <table:table-cell office:value-type="string">
            <text:p>JST_VH_2</text:p>
          </table:table-cell>
          <table:table-cell office:value-type="string">
            <text:p>JST_VH_2RA</text:p>
          </table:table-cell>
          <table:table-cell office:value-type="string">
            <text:p>JST_VH_2_RA</text:p>
          </table:table-cell>
          <table:table-cell office:value-type="string">
            <text:p>jst_v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19</text:p>
          </table:table-cell>
          <table:table-cell office:value-type="string">
            <text:p>JST_VH_2</text:p>
          </table:table-cell>
          <table:table-cell office:value-type="string">
            <text:p>JST_VH_2RA</text:p>
          </table:table-cell>
          <table:table-cell office:value-type="string">
            <text:p>JST_VH_2_RA</text:p>
          </table:table-cell>
          <table:table-cell office:value-type="string">
            <text:p>jst_v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4</text:p>
          </table:table-cell>
          <table:table-cell table:number-columns-repeated="3" office:value-type="string">
            <text:p>KMR2</text:p>
          </table:table-cell>
          <table:table-cell office:value-type="string">
            <text:p>switch-roboc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20</text:p>
          </table:table-cell>
          <table:table-cell office:value-type="string">
            <text:p>KXTF9-2050</text:p>
          </table:table-cell>
          <table:table-cell table:number-columns-repeated="2" office:value-type="string">
            <text:p>KXTF9</text:p>
          </table:table-cell>
          <table:table-cell office:value-type="string">
            <text:p>inertial-sensor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4</text:p>
          </table:table-cell>
          <table:table-cell office:value-type="string">
            <text:p>L-07C5N6SV6T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3</text:p>
          </table:table-cell>
          <table:table-cell table:number-columns-repeated="2" office:value-type="string">
            <text:p>LM2734</text:p>
          </table:table-cell>
          <table:table-cell office:value-type="string">
            <text:p>SOT23-6L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3</text:p>
          </table:table-cell>
          <table:table-cell office:value-type="string">
            <text:p>M2022S2A2W30</text:p>
          </table:table-cell>
          <table:table-cell office:value-type="string">
            <text:p>DPDTM2022-30</text:p>
          </table:table-cell>
          <table:table-cell office:value-type="string">
            <text:p>M202X-30</text:p>
          </table:table-cell>
          <table:table-cell office:value-type="string">
            <text:p>switch-robocu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2</text:p>
          </table:table-cell>
          <table:table-cell table:number-columns-repeated="2" office:value-type="string">
            <text:p>M25P10</text:p>
          </table:table-cell>
          <table:table-cell office:value-type="string">
            <text:p>SO08</text:p>
          </table:table-cell>
          <table:table-cell office:value-type="string">
            <text:p>st_mic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MBRX160-TP</text:p>
          </table:table-cell>
          <table:table-cell office:value-type="string">
            <text:p>DIODE-SOD123</text:p>
          </table:table-cell>
          <table:table-cell office:value-type="string">
            <text:p>SOD123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MBRX160-TP</text:p>
          </table:table-cell>
          <table:table-cell office:value-type="string">
            <text:p>DIODE-SOD123</text:p>
          </table:table-cell>
          <table:table-cell office:value-type="string">
            <text:p>SOD123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8</text:p>
          </table:table-cell>
          <table:table-cell office:value-type="string">
            <text:p>MCP1824ST-3302E/DB</text:p>
          </table:table-cell>
          <table:table-cell office:value-type="string">
            <text:p>VREG-FIXED</text:p>
          </table:table-cell>
          <table:table-cell office:value-type="string">
            <text:p>SOT223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MCP1824T-1202E/OT</text:p>
          </table:table-cell>
          <table:table-cell office:value-type="string">
            <text:p>MCP1824-FIXED</text:p>
          </table:table-cell>
          <table:table-cell office:value-type="string">
            <text:p>SOT23-5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MCP1824T-2502E/OT</text:p>
          </table:table-cell>
          <table:table-cell office:value-type="string">
            <text:p>MCP1824-FIXED</text:p>
          </table:table-cell>
          <table:table-cell office:value-type="string">
            <text:p>SOT23-5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2</text:p>
          </table:table-cell>
          <table:table-cell office:value-type="string">
            <text:p>MINI-USB</text:p>
          </table:table-cell>
          <table:table-cell office:value-type="string">
            <text:p>MINI-USB-UX60A-MB-5ST</text:p>
          </table:table-cell>
          <table:table-cell office:value-type="string">
            <text:p>UX60A-MB-5ST</text:p>
          </table:table-cell>
          <table:table-cell office:value-type="string">
            <text:p>con-roboc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8</text:p>
          </table:table-cell>
          <table:table-cell table:number-columns-repeated="3" office:value-type="string">
            <text:p>MMCX_RA</text:p>
          </table:table-cell>
          <table:table-cell office:value-type="string">
            <text:p>rad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4</text:p>
          </table:table-cell>
          <table:table-cell office:value-type="string">
            <text:p>Molex 0522711179</text:p>
          </table:table-cell>
          <table:table-cell office:value-type="string">
            <text:p>FH_11_H</text:p>
          </table:table-cell>
          <table:table-cell office:value-type="string">
            <text:p>FH_11_HOR</text:p>
          </table:table-cell>
          <table:table-cell office:value-type="string">
            <text:p>hiro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5</text:p>
          </table:table-cell>
          <table:table-cell office:value-type="string">
            <text:p>Molex 0522711179</text:p>
          </table:table-cell>
          <table:table-cell office:value-type="string">
            <text:p>FH_11_H</text:p>
          </table:table-cell>
          <table:table-cell office:value-type="string">
            <text:p>FH_11_HOR</text:p>
          </table:table-cell>
          <table:table-cell office:value-type="string">
            <text:p>hiro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6</text:p>
          </table:table-cell>
          <table:table-cell office:value-type="string">
            <text:p>Molex 0522711179</text:p>
          </table:table-cell>
          <table:table-cell office:value-type="string">
            <text:p>FH_11_H</text:p>
          </table:table-cell>
          <table:table-cell office:value-type="string">
            <text:p>FH_11_HOR</text:p>
          </table:table-cell>
          <table:table-cell office:value-type="string">
            <text:p>hiro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7</text:p>
          </table:table-cell>
          <table:table-cell office:value-type="string">
            <text:p>Molex 0522711179</text:p>
          </table:table-cell>
          <table:table-cell office:value-type="string">
            <text:p>FH_11_H</text:p>
          </table:table-cell>
          <table:table-cell office:value-type="string">
            <text:p>FH_11_HOR</text:p>
          </table:table-cell>
          <table:table-cell office:value-type="string">
            <text:p>hiro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NP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15</text:p>
          </table:table-cell>
          <table:table-cell office:value-type="string">
            <text:p>NP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80</text:p>
          </table:table-cell>
          <table:table-cell office:value-type="string">
            <text:p>NP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NP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Z1</text:p>
          </table:table-cell>
          <table:table-cell table:number-columns-repeated="3" office:value-type="string">
            <text:p>PS12</text:p>
          </table:table-cell>
          <table:table-cell office:value-type="string">
            <text:p>td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SDR0403-270KL</text:p>
          </table:table-cell>
          <table:table-cell office:value-type="string">
            <text:p>L-USSDR0403</text:p>
          </table:table-cell>
          <table:table-cell office:value-type="string">
            <text:p>SDR0403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2</text:p>
          </table:table-cell>
          <table:table-cell office:value-type="string">
            <text:p>SF-1206F100-2</text:p>
          </table:table-cell>
          <table:table-cell office:value-type="string">
            <text:p>FUSE1206</text:p>
          </table:table-cell>
          <table:table-cell office:value-type="string">
            <text:p>F1206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SMBJP6KE18A-TP</text:p>
          </table:table-cell>
          <table:table-cell office:value-type="string">
            <text:p>SUPPRESSOR-SMBJ</text:p>
          </table:table-cell>
          <table:table-cell office:value-type="string">
            <text:p>SMBJ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1</text:p>
          </table:table-cell>
          <table:table-cell table:number-columns-repeated="2" office:value-type="string">
            <text:p>SWS004</text:p>
          </table:table-cell>
          <table:table-cell office:value-type="string">
            <text:p>SMS-004</text:p>
          </table:table-cell>
          <table:table-cell office:value-type="string">
            <text:p>smd-specia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6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9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12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15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18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21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24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27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30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33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36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39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42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45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48</text:p>
          </table:table-cell>
          <table:table-cell table:number-columns-repeated="2" office:value-type="string">
            <text:p>TC4428</text:p>
          </table:table-cell>
          <table:table-cell office:value-type="string">
            <text:p>SO08</text:p>
          </table:table-cell>
          <table:table-cell office:value-type="string">
            <text:p>microc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XC3S100E</text:p>
          </table:table-cell>
          <table:table-cell office:value-type="string">
            <text:p>XC3S_TQ144</text:p>
          </table:table-cell>
          <table:table-cell office:value-type="string">
            <text:p>TQFP144</text:p>
          </table:table-cell>
          <table:table-cell office:value-type="string">
            <text:p>xilin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D1</text:p>
          </table:table-cell>
          <table:table-cell/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2</text:p>
          </table:table-cell>
          <table:table-cell/>
          <table:table-cell office:value-type="string">
            <text:p>31-XX</text:p>
          </table:table-cell>
          <table:table-cell office:value-type="string">
            <text:p>B3F-31XX</text:p>
          </table:table-cell>
          <table:table-cell office:value-type="string">
            <text:p>switch-omron</text:p>
          </table:table-cell>
          <table:table-cell office:value-type="float" office:value="1">
            <text:p>1</text:p>
          </table:table-cell>
        </table:table-row>
      </table:table>
      <table:database-ranges>
        <table:database-range table:target-range-address="Sheet1.A1:Sheet1.F286">
          <table:sort>
            <table:sort-by table:field-number="1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06/17/2011</text:date>, <text:time>21:5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7T21:53:23</dc:date>
    <dc:creator>qx </dc:creator>
    <meta:generator>OpenOffice.org/3.2$Unix OpenOffice.org_project/320m19$Build-9505</meta:generator>
    <meta:editing-duration>PT09H09M36S</meta:editing-duration>
    <meta:editing-cycles>1</meta:editing-cycles>
    <meta:document-statistic meta:table-count="1" meta:cell-count="1714" meta:object-count="0"/>
  </office:meta>
</office:document-meta>
</file>